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7bb5"/>
    </style:style>
    <style:style style:name="gr2" style:family="graphic" style:parent-style-name="standard">
      <style:graphic-properties draw:stroke="none" svg:stroke-width="0.001cm" draw:fill-color="#8dcaef"/>
    </style:style>
    <style:style style:name="gr3" style:family="graphic" style:parent-style-name="standard">
      <style:graphic-properties draw:stroke="none" svg:stroke-width="0.001cm" draw:fill-color="#009bdf"/>
    </style:style>
    <style:style style:name="gr4" style:family="graphic" style:parent-style-name="standard">
      <style:graphic-properties draw:stroke="none" svg:stroke-width="0.001cm" draw:fill-color="#1f1a17"/>
    </style:style>
    <style:style style:name="gr5" style:family="graphic" style:parent-style-name="standard">
      <style:graphic-properties draw:stroke="none" svg:stroke-width="0.001cm" draw:fill-color="#ffffff"/>
    </style:style>
  </office:automatic-styles>
  <office:body>
    <office:drawing>
      <draw:page draw:name="page1" draw:style-name="dp1" draw:master-page-name="Default">
        <draw:g>
          <draw:glue-point draw:id="4" svg:x="-0.001cm" svg:y="-5cm"/>
          <draw:glue-point draw:id="5" svg:x="-0.001cm" svg:y="5cm"/>
          <draw:glue-point draw:id="6" svg:x="-5cm" svg:y="-2.673cm"/>
          <draw:glue-point draw:id="7" svg:x="-5cm" svg:y="2.671cm"/>
          <draw:glue-point draw:id="8" svg:x="-5cm" svg:y="0cm"/>
          <draw:glue-point draw:id="9" svg:x="5cm" svg:y="-2.673cm"/>
          <draw:glue-point draw:id="10" svg:x="5cm" svg:y="2.671cm"/>
          <draw:glue-point draw:id="11" svg:x="5cm" svg:y="0cm"/>
          <draw:glue-point draw:id="12" svg:x="0cm" svg:y="-0.001cm"/>
          <draw:polygon draw:style-name="gr1" draw:layer="layout" svg:width="3.38cm" svg:height="1.155cm" svg:x="0.01cm" svg:y="0.835cm" svg:viewBox="0 0 3381 1156" draw:points="3381,578 3379,607 3372,637 3361,666 3346,694 3327,722 3305,750 3278,777 3248,803 3213,829 3177,853 3136,877 3092,901 3044,924 2995,945 2942,967 2885,986 2827,1006 2765,1024 2702,1041 2636,1057 2567,1073 2496,1086 2423,1099 2348,1111 2272,1120 2193,1130 2112,1138 2031,1144 1948,1149 1863,1153 1777,1156 1690,1156 1604,1156 1518,1153 1433,1149 1350,1144 1268,1138 1187,1130 1109,1120 1032,1111 957,1099 884,1086 813,1073 745,1057 679,1041 614,1024 553,1006 495,986 439,967 386,945 336,924 288,901 244,877 204,853 166,829 133,803 102,777 75,750 53,722 34,694 19,666 9,637 2,607 0,578 2,548 9,519 19,489 34,461 53,433 75,405 102,379 133,353 166,327 204,302 244,278 288,254 336,232 386,210 439,189 495,169 553,150 614,131 679,115 745,98 813,83 884,69 957,56 1032,45 1109,35 1187,25 1268,18 1350,11 1433,6 1518,2 1604,1 1690,0 1777,1 1863,2 1948,6 2031,11 2112,18 2193,25 2272,35 2348,45 2423,56 2496,69 2567,83 2636,98 2702,115 2765,131 2827,150 2885,169 2942,189 2995,210 3044,232 3092,254 3136,278 3177,302 3213,327 3248,353 3278,379 3305,405 3327,433 3346,461 3361,489 3372,519 3379,548">
            <text:p/>
          </draw:polygon>
          <draw:polygon draw:style-name="gr2" draw:layer="layout" svg:width="1.71cm" svg:height="0.588cm" svg:x="1.69cm" svg:y="1.412cm" svg:viewBox="0 0 1711 589" draw:points="10,589 54,589 97,588 140,587 183,586 226,584 268,582 310,579 351,577 393,574 434,570 474,567 514,563 553,558 592,554 631,549 670,543 707,537 744,531 781,526 818,519 853,512 889,505 923,497 958,490 991,481 1024,473 1057,465 1088,456 1104,451 1119,447 1134,442 1150,438 1165,433 1179,428 1194,423 1209,419 1223,413 1237,408 1251,403 1265,399 1278,394 1292,388 1305,383 1318,377 1331,371 1344,366 1357,361 1369,355 1381,350 1393,344 1405,338 1417,332 1427,327 1439,320 1449,315 1461,308 1472,303 1481,296 1492,290 1502,284 1512,278 1521,271 1530,265 1540,259 1549,253 1557,246 1566,240 1574,233 1582,226 1590,220 1598,212 1605,206 1612,199 1619,192 1625,186 1632,178 1638,172 1644,165 1650,157 1656,150 1661,144 1666,136 1670,129 1675,122 1679,114 1683,107 1687,100 1690,92 1694,84 1697,77 1699,69 1702,62 1704,54 1705,46 1707,39 1708,31 1710,23 1711,15 1711,7 1711,0 1690,0 1690,7 1690,14 1689,21 1688,28 1687,35 1686,42 1684,49 1682,56 1680,62 1677,69 1675,77 1672,83 1668,91 1665,97 1661,104 1657,111 1653,118 1649,124 1644,131 1639,138 1634,144 1628,152 1623,158 1617,165 1611,171 1604,178 1598,185 1591,191 1584,197 1576,204 1568,210 1561,217 1553,223 1545,230 1536,236 1528,242 1519,248 1510,255 1500,261 1491,266 1481,273 1472,279 1461,285 1451,291 1440,296 1429,303 1418,308 1407,314 1396,319 1384,326 1372,331 1360,336 1348,342 1336,348 1323,353 1310,358 1298,364 1284,369 1271,374 1257,379 1244,384 1230,389 1217,394 1202,399 1188,404 1173,408 1158,413 1143,418 1128,423 1113,427 1098,432 1083,436 1051,445 1019,453 986,461 953,470 919,478 885,484 849,492 814,498 778,505 741,511 704,517 667,523 629,528 590,533 551,537 512,542 472,546 432,550 391,553 350,556 308,559 267,562 225,564 182,565 140,567 97,568 54,568 10,568 9,568 7,568 7,569 6,569 5,569 4,570 4,570 2,571 1,573 1,575 0,577 0,578 0,580 1,582 1,584 2,586 4,587 4,587 5,588 6,588 7,588 7,589 9,589">
            <text:p/>
          </draw:polygon>
          <draw:polygon draw:style-name="gr2" draw:layer="layout" svg:width="1.7cm" svg:height="0.598cm" svg:x="0cm" svg:y="1.402cm" svg:viewBox="0 0 1701 599" draw:points="0,10 0,17 0,25 1,33 2,41 3,49 4,56 6,64 9,72 11,79 14,87 17,94 20,102 23,110 27,118 31,124 35,132 40,139 44,146 50,154 55,161 60,167 66,175 72,182 78,188 85,196 91,202 98,209 106,216 113,223 121,230 128,236 136,243 144,250 153,256 161,263 170,269 179,275 189,281 198,288 208,294 219,300 229,307 239,313 249,318 260,325 272,330 283,337 293,342 306,348 317,354 329,360 341,365 354,371 366,376 379,382 392,387 405,393 418,398 432,404 445,409 459,413 474,418 488,423 502,429 516,433 531,438 546,443 561,448 576,453 591,457 606,461 622,466 654,475 687,483 719,491 753,500 787,507 822,515 857,522 893,529 929,536 966,541 1003,547 1041,553 1079,559 1118,564 1157,568 1196,573 1236,577 1277,580 1318,584 1360,587 1401,589 1443,592 1485,594 1528,596 1571,597 1614,598 1657,599 1701,599 1701,578 1657,578 1614,578 1571,577 1528,575 1486,574 1444,572 1402,569 1361,566 1320,563 1280,560 1239,556 1199,552 1160,547 1120,543 1082,538 1044,533 1006,527 969,521 932,515 897,508 861,502 826,494 791,488 757,480 724,471 691,463 659,455 628,446 612,442 597,437 581,433 566,428 552,423 537,418 523,414 508,409 494,404 480,399 467,394 452,389 439,384 426,379 413,374 400,369 387,363 374,358 362,352 350,346 338,341 326,336 315,329 303,324 292,318 281,313 270,307 260,301 249,295 239,289 229,283 219,276 210,271 201,265 191,258 182,252 174,246 165,240 157,233 149,227 141,220 134,214 126,208 119,201 112,195 106,188 100,181 93,175 87,168 82,162 76,154 72,148 66,141 61,135 57,128 53,121 49,114 45,107 42,101 39,94 36,87 32,79 30,72 28,66 26,59 25,52 23,45 22,38 21,31 20,24 20,17 20,10 20,8 20,7 20,6 19,5 19,5 18,4 17,3 17,2 15,1 14,0 12,0 10,0 7,0 6,0 4,1 2,2 2,3 1,4 1,5 0,5 0,6 0,7 0,8">
            <text:p/>
          </draw:polygon>
          <draw:polygon draw:style-name="gr2" draw:layer="layout" svg:width="1.71cm" svg:height="0.588cm" svg:x="0cm" svg:y="0.825cm" svg:viewBox="0 0 1711 589" draw:points="1700,0 1657,0 1614,0 1570,1 1528,2 1485,4 1443,6 1401,8 1360,11 1318,15 1277,17 1236,21 1196,26 1157,30 1118,35 1079,40 1041,45 1003,51 966,56 929,63 893,69 857,77 822,83 787,90 753,99 719,106 687,115 654,124 622,132 591,141 561,150 546,155 531,160 516,165 502,170 488,174 474,180 459,184 445,190 432,195 418,201 405,206 392,211 379,216 366,221 354,227 341,234 329,239 317,244 306,250 293,256 283,262 272,267 260,274 249,279 239,285 229,291 219,298 208,305 198,310 189,316 179,323 170,329 161,336 153,343 144,349 136,355 128,362 121,369 113,376 106,382 98,389 91,396 85,403 78,409 72,416 66,423 60,431 55,438 50,445 44,452 40,460 35,467 31,474 27,481 23,489 20,496 17,504 14,511 11,519 9,526 6,534 4,542 3,550 2,557 1,565 0,573 0,580 0,589 20,589 20,582 20,575 21,567 22,560 23,553 25,547 26,539 28,532 30,525 32,518 36,512 39,505 42,498 45,491 49,483 53,477 57,470 61,464 66,457 72,451 76,444 82,437 87,430 93,423 100,417 106,410 112,404 119,397 126,391 134,384 141,378 149,372 157,365 165,358 174,352 182,346 191,340 201,334 210,328 219,321 229,315 239,310 249,303 260,298 270,291 280,286 292,280 303,274 315,268 326,263 338,257 350,252 362,247 374,241 387,236 400,230 413,225 426,219 439,214 452,209 467,204 480,199 494,194 508,189 523,184 537,179 552,174 566,170 597,161 628,152 659,143 691,135 724,126 757,119 791,111 826,103 861,97 897,89 932,83 969,77 1006,71 1044,65 1082,60 1120,55 1159,50 1199,46 1238,42 1280,38 1320,35 1361,32 1402,29 1444,27 1486,25 1528,23 1571,21 1614,21 1657,21 1700,21 1702,19 1703,19 1704,19 1705,19 1706,18 1707,18 1707,17 1708,17 1710,16 1710,14 1711,11 1711,10 1711,8 1710,6 1710,4 1708,2 1707,2 1707,1 1706,1 1705,0 1704,0 1703,0 1702,0">
            <text:p/>
          </draw:polygon>
          <draw:polygon draw:style-name="gr2" draw:layer="layout" svg:width="1.7cm" svg:height="0.588cm" svg:x="1.7cm" svg:y="0.825cm" svg:viewBox="0 0 1701 589" draw:points="1701,589 1701,580 1701,573 1700,565 1698,557 1697,550 1695,542 1694,534 1692,526 1689,519 1687,511 1684,504 1680,496 1677,489 1673,481 1669,474 1665,467 1660,460 1656,452 1651,445 1646,438 1640,430 1634,423 1628,416 1622,409 1615,403 1609,396 1602,389 1595,382 1588,376 1580,369 1572,362 1564,355 1556,349 1547,343 1539,336 1530,329 1520,323 1511,316 1502,310 1492,305 1482,298 1471,291 1462,285 1451,279 1439,274 1429,267 1417,262 1406,256 1395,250 1383,244 1371,239 1359,234 1347,227 1334,221 1321,216 1308,211 1295,206 1282,201 1268,195 1255,190 1241,184 1227,180 1212,174 1199,170 1184,165 1169,160 1155,155 1140,150 1109,141 1078,132 1046,124 1014,115 981,106 948,99 913,90 878,83 843,77 807,69 771,63 734,56 697,51 659,45 621,40 581,35 543,30 504,26 464,21 424,17 382,15 341,11 300,8 257,6 215,4 173,2 130,1 87,0 43,0 0,0 0,21 43,21 87,21 130,21 172,23 214,25 257,27 298,29 340,32 381,35 421,38 462,42 501,46 541,50 580,55 618,60 656,65 694,71 731,77 768,83 803,89 839,97 874,103 909,111 943,119 976,126 1009,135 1041,143 1072,152 1103,161 1133,170 1148,174 1163,179 1178,184 1192,189 1206,194 1220,199 1234,204 1247,209 1261,214 1274,219 1287,225 1300,230 1313,236 1325,241 1338,247 1350,252 1362,257 1374,263 1385,268 1397,274 1408,280 1419,286 1430,291 1440,298 1451,303 1462,310 1471,315 1481,321 1490,328 1500,334 1509,340 1518,346 1526,352 1535,358 1543,365 1551,372 1558,378 1566,384 1574,391 1581,397 1588,404 1594,410 1601,417 1607,423 1613,430 1618,437 1624,444 1629,451 1634,457 1639,464 1643,470 1647,477 1651,483 1655,491 1658,498 1662,505 1665,511 1667,518 1670,525 1672,532 1674,539 1676,547 1677,553 1678,560 1679,567 1680,575 1680,582 1680,589">
            <text:p/>
          </draw:polygon>
          <draw:polygon draw:style-name="gr1" draw:layer="layout" svg:width="3.386cm" svg:height="0.825cm" svg:x="0.005cm" svg:y="0.603cm" svg:viewBox="0 0 3387 826" draw:points="0,0 0,826 3386,826 3387,0">
            <text:p/>
          </draw:polygon>
          <draw:polygon draw:style-name="gr3" draw:layer="layout" svg:width="3.38cm" svg:height="1.155cm" svg:x="0.01cm" svg:y="0.01cm" svg:viewBox="0 0 3381 1156" draw:points="3381,577 3379,607 3372,636 3361,666 3346,694 3327,722 3305,750 3278,776 3248,802 3213,828 3177,853 3136,877 3092,901 3044,923 2995,945 2942,967 2885,986 2827,1005 2765,1024 2702,1041 2636,1057 2567,1072 2496,1086 2423,1099 2348,1110 2272,1121 2193,1130 2112,1138 2031,1144 1948,1149 1863,1153 1777,1155 1690,1156 1604,1155 1518,1153 1433,1149 1350,1144 1268,1138 1187,1130 1109,1121 1032,1110 957,1099 884,1086 813,1072 745,1057 679,1041 614,1024 553,1005 495,986 439,967 386,945 336,923 288,901 244,877 204,853 166,828 133,802 102,776 75,750 53,722 34,694 19,666 9,636 2,607 0,577 2,548 9,519 19,489 34,461 53,433 75,406 102,379 133,352 166,327 204,302 244,278 288,254 336,232 386,210 439,189 495,169 553,149 614,131 679,115 745,98 813,83 884,69 957,56 1032,45 1109,35 1187,26 1268,18 1350,11 1433,6 1518,2 1604,0 1690,0 1777,0 1863,2 1948,6 2031,11 2112,18 2193,26 2272,35 2348,45 2423,56 2496,69 2567,83 2636,98 2702,115 2765,131 2827,149 2885,169 2942,189 2995,210 3044,232 3092,254 3136,278 3177,302 3213,327 3248,352 3278,379 3305,406 3327,433 3346,461 3361,489 3372,519 3379,548">
            <text:p/>
          </draw:polygon>
          <draw:polygon draw:style-name="gr2" draw:layer="layout" svg:width="1.71cm" svg:height="0.588cm" svg:x="1.69cm" svg:y="0.587cm" svg:viewBox="0 0 1711 589" draw:points="10,589 54,589 97,589 140,587 183,586 226,584 268,582 310,580 351,577 393,574 434,571 474,567 514,563 553,558 592,553 631,549 670,543 707,538 744,532 781,525 818,519 853,512 889,505 923,498 958,490 991,482 1024,474 1057,466 1088,456 1104,452 1119,447 1134,443 1150,438 1165,433 1179,429 1194,424 1209,419 1223,414 1237,408 1251,404 1265,398 1278,393 1292,388 1305,382 1318,377 1331,372 1344,367 1357,361 1369,355 1381,350 1393,344 1405,338 1417,333 1427,327 1439,321 1449,315 1461,309 1472,303 1481,297 1492,291 1502,284 1512,278 1521,272 1530,265 1540,259 1549,253 1557,246 1566,239 1574,234 1582,227 1590,219 1598,213 1605,206 1612,199 1619,193 1625,185 1632,179 1638,172 1644,165 1650,158 1656,150 1661,144 1666,136 1670,130 1675,122 1679,114 1683,107 1687,99 1690,92 1694,85 1697,77 1699,69 1702,62 1704,54 1705,47 1707,39 1708,31 1710,23 1711,15 1711,8 1711,0 1690,0 1690,6 1690,14 1689,21 1688,28 1687,36 1686,42 1684,49 1682,56 1680,63 1677,70 1675,77 1672,84 1668,90 1665,97 1661,105 1657,111 1653,118 1649,124 1644,131 1639,138 1634,145 1628,152 1623,158 1617,165 1611,171 1604,178 1598,184 1591,192 1584,198 1576,204 1568,211 1561,217 1553,223 1545,230 1536,236 1528,242 1519,249 1510,255 1500,261 1491,267 1481,273 1472,279 1461,285 1451,291 1440,297 1429,302 1418,308 1407,314 1396,320 1384,326 1372,331 1360,336 1348,343 1336,348 1323,353 1310,358 1298,363 1284,369 1271,374 1257,379 1244,384 1230,389 1217,395 1202,399 1188,404 1173,409 1158,414 1143,419 1128,423 1113,427 1098,432 1083,436 1051,445 1019,453 986,462 953,469 919,477 885,485 849,492 814,499 778,505 741,511 704,518 667,523 629,528 590,533 551,538 512,543 472,547 432,550 391,553 350,556 308,559 267,562 225,564 182,565 140,567 97,567 54,568 10,568 9,569 7,569 6,569 5,570 4,570 4,571 2,572 1,573 1,575 0,577 0,578 0,581 1,582 1,584 2,586 4,586 4,587 5,587 6,589 7,589 9,589">
            <text:p/>
          </draw:polygon>
          <draw:polygon draw:style-name="gr2" draw:layer="layout" svg:width="1.7cm" svg:height="0.598cm" svg:x="0cm" svg:y="0.577cm" svg:viewBox="0 0 1701 599" draw:points="0,10 0,18 0,25 1,33 2,41 3,49 4,57 6,64 9,72 11,79 14,87 17,95 20,102 23,109 27,117 31,124 35,132 40,140 44,146 50,154 55,161 60,168 66,175 72,182 78,189 85,195 91,203 98,210 106,216 113,223 121,229 128,237 136,244 144,249 153,256 161,263 170,269 179,275 189,282 198,288 208,294 219,301 229,307 239,313 249,319 260,325 272,331 283,337 293,343 306,348 317,354 329,360 341,365 354,371 366,377 379,382 392,387 405,392 418,398 432,403 445,408 459,414 474,418 488,424 502,429 516,434 531,439 546,443 561,448 576,453 591,457 606,462 622,466 654,476 687,484 719,492 753,500 787,508 822,515 857,522 893,529 929,535 966,542 1003,548 1041,553 1079,559 1118,563 1157,568 1196,573 1236,577 1277,581 1318,584 1360,587 1401,590 1443,592 1485,594 1528,596 1571,597 1614,599 1657,599 1701,599 1701,578 1657,578 1614,577 1571,577 1528,575 1486,574 1444,572 1402,569 1361,566 1320,563 1280,560 1239,557 1199,553 1160,548 1120,543 1082,538 1044,533 1006,528 969,521 932,515 897,509 861,502 826,495 791,487 757,479 724,472 691,463 659,455 628,446 612,442 597,437 581,433 566,429 552,424 537,419 523,414 508,410 494,405 480,399 467,395 452,389 439,384 426,379 413,373 400,368 387,363 374,358 362,353 350,346 338,341 326,336 315,330 303,324 292,318 281,312 270,307 260,301 249,295 239,289 229,283 219,277 210,271 201,265 191,259 182,253 174,246 165,240 157,234 149,227 141,221 134,214 126,208 119,202 112,195 106,188 100,182 93,175 87,168 82,162 76,155 72,148 66,141 61,135 57,128 53,121 49,115 45,107 42,100 39,94 36,87 32,80 30,73 28,66 26,59 25,52 23,46 22,38 21,31 20,24 20,17 20,10 20,8 20,7 20,6 19,6 19,4 18,3 17,3 17,2 15,1 14,0 12,0 10,0 7,0 6,0 4,1 2,2 2,3 1,3 1,4 0,6 0,6 0,7 0,8">
            <text:p/>
          </draw:polygon>
          <draw:polygon draw:style-name="gr2" draw:layer="layout" svg:width="1.71cm" svg:height="0.587cm" svg:x="0cm" svg:y="0cm" svg:viewBox="0 0 1711 588" draw:points="1700,0 1657,0 1614,0 1570,1 1528,2 1485,4 1443,6 1401,8 1360,11 1318,14 1277,17 1236,21 1196,26 1157,30 1118,35 1079,40 1041,45 1003,50 966,57 929,63 893,69 857,76 822,83 787,91 753,98 719,107 687,115 654,123 622,132 591,141 561,150 546,154 531,160 516,164 502,169 488,174 474,179 459,184 445,189 432,194 418,199 405,205 392,211 379,216 366,221 354,227 341,233 329,239 317,244 306,249 293,255 283,261 272,267 260,273 249,279 239,286 229,291 219,297 208,303 198,310 189,316 179,322 170,329 161,335 153,341 144,348 136,355 128,361 121,368 113,375 106,381 98,388 91,396 85,401 78,409 72,416 66,423 60,430 55,437 50,444 44,451 40,459 35,466 31,473 27,481 23,488 20,496 17,503 14,511 11,518 9,525 6,533 4,541 3,549 2,557 1,564 0,572 0,580 0,588 20,588 20,581 20,573 21,567 22,560 23,553 25,545 26,538 28,532 30,525 32,518 36,511 39,504 42,497 45,491 49,483 53,477 57,470 61,463 66,457 72,450 76,443 82,436 87,429 93,423 100,416 106,410 112,403 119,396 126,391 134,384 141,377 149,371 157,364 165,358 174,352 182,346 191,340 201,333 210,327 219,321 229,315 239,308 249,303 260,297 270,291 280,286 292,279 303,273 315,268 326,262 338,256 350,251 362,246 374,240 387,235 400,229 413,224 426,219 439,213 452,208 467,204 480,198 494,194 508,188 523,183 537,179 552,174 566,170 597,160 628,151 659,143 691,135 724,126 757,118 791,111 826,103 861,97 897,89 932,83 969,76 1006,70 1044,65 1082,59 1120,55 1159,50 1199,45 1238,42 1280,38 1320,35 1361,31 1402,28 1444,26 1486,25 1528,23 1571,21 1614,21 1657,20 1700,20 1702,20 1703,20 1704,19 1705,19 1706,19 1707,18 1707,17 1708,17 1710,15 1710,13 1711,11 1711,10 1711,8 1710,6 1710,4 1708,2 1707,2 1707,1 1706,1 1705,0 1704,0 1703,0 1702,0">
            <text:p/>
          </draw:polygon>
          <draw:polygon draw:style-name="gr2" draw:layer="layout" svg:width="1.7cm" svg:height="0.587cm" svg:x="1.7cm" svg:y="0cm" svg:viewBox="0 0 1701 588" draw:points="1701,588 1701,580 1701,572 1700,564 1698,557 1697,549 1695,541 1694,533 1692,525 1689,518 1687,511 1684,503 1680,496 1677,488 1673,481 1669,473 1665,466 1660,459 1656,451 1651,444 1646,437 1640,430 1634,423 1628,416 1622,409 1615,401 1609,396 1602,388 1595,381 1588,375 1580,368 1572,361 1564,355 1556,348 1547,341 1539,335 1530,329 1520,322 1511,316 1502,310 1492,303 1482,297 1471,291 1462,286 1451,279 1439,273 1429,267 1417,261 1406,255 1395,249 1383,244 1371,239 1359,233 1347,227 1334,221 1321,216 1308,211 1295,205 1282,199 1268,194 1255,189 1241,184 1227,179 1212,174 1199,169 1184,164 1169,160 1155,154 1140,150 1109,141 1078,132 1046,123 1014,115 981,107 948,98 913,91 878,83 843,76 807,69 771,63 734,57 697,50 659,45 621,40 581,35 543,30 504,26 464,21 424,17 382,14 341,11 300,8 257,6 215,4 173,2 130,1 87,0 43,0 0,0 0,20 43,20 87,21 130,21 172,23 214,25 257,26 298,28 340,31 381,35 421,38 462,42 501,45 541,50 580,55 618,59 656,65 694,70 731,76 768,83 803,89 839,97 874,103 909,111 943,118 976,126 1009,135 1041,143 1072,151 1103,160 1133,170 1148,174 1163,179 1178,183 1192,188 1206,194 1220,198 1234,204 1247,208 1261,213 1274,219 1287,224 1300,229 1313,235 1325,240 1338,246 1350,251 1362,256 1374,262 1385,268 1397,273 1408,279 1419,286 1430,291 1440,297 1451,303 1462,308 1471,315 1481,321 1490,327 1500,333 1509,340 1518,346 1526,352 1535,358 1543,364 1551,371 1558,377 1566,384 1574,391 1581,396 1588,403 1594,410 1601,416 1607,423 1613,429 1618,436 1624,443 1629,450 1634,457 1639,463 1643,470 1647,477 1651,483 1655,491 1658,497 1662,504 1665,511 1667,518 1670,525 1672,532 1674,538 1676,545 1677,553 1678,560 1679,567 1680,573 1680,581 1680,588">
            <text:p/>
          </draw:polygon>
          <draw:polygon draw:style-name="gr4" draw:layer="layout" svg:width="1.112cm" svg:height="0.376cm" svg:x="1.744cm" svg:y="0.167cm" svg:viewBox="0 0 1113 377" draw:points="0,294 249,377 837,142 1113,209 968,0 258,0 555,73">
            <text:p/>
          </draw:polygon>
          <draw:polygon draw:style-name="gr4" draw:layer="layout" svg:width="1.113cm" svg:height="0.374cm" svg:x="0.529cm" svg:y="0.616cm" svg:viewBox="0 0 1114 375" draw:points="1114,82 865,0 275,234 0,167 144,375 855,375 557,303">
            <text:p/>
          </draw:polygon>
          <draw:polygon draw:style-name="gr4" draw:layer="layout" svg:width="1.112cm" svg:height="0.375cm" svg:x="0.589cm" svg:y="0.157cm" svg:viewBox="0 0 1113 376" draw:points="0,81 248,0 837,234 1113,167 968,376 257,376 554,303">
            <text:p/>
          </draw:polygon>
          <draw:polygon draw:style-name="gr4" draw:layer="layout" svg:width="1.112cm" svg:height="0.375cm" svg:x="1.707cm" svg:y="0.641cm" svg:viewBox="0 0 1113 376" draw:points="1113,293 863,376 275,141 0,208 145,0 854,0 557,72">
            <text:p/>
          </draw:polygon>
          <draw:polygon draw:style-name="gr5" draw:layer="layout" svg:width="1.112cm" svg:height="0.375cm" svg:x="1.764cm" svg:y="0.187cm" svg:viewBox="0 0 1113 376" draw:points="0,293 248,376 838,141 1113,208 968,0 258,0 555,72">
            <text:p/>
          </draw:polygon>
          <draw:polygon draw:style-name="gr5" draw:layer="layout" svg:width="1.113cm" svg:height="0.376cm" svg:x="0.549cm" svg:y="0.636cm" svg:viewBox="0 0 1114 377" draw:points="1114,82 864,0 275,235 0,167 145,377 855,377 558,303">
            <text:p/>
          </draw:polygon>
          <draw:polygon draw:style-name="gr5" draw:layer="layout" svg:width="1.113cm" svg:height="0.374cm" svg:x="0.609cm" svg:y="0.178cm" svg:viewBox="0 0 1114 375" draw:points="0,81 249,0 838,233 1114,167 968,375 258,375 554,302">
            <text:p/>
          </draw:polygon>
          <draw:polygon draw:style-name="gr5" draw:layer="layout" svg:width="1.113cm" svg:height="0.374cm" svg:x="1.728cm" svg:y="0.662cm" svg:viewBox="0 0 1114 375" draw:points="1114,292 864,375 275,141 0,207 145,0 855,0 558,72">
            <text:p/>
          </draw:polygon>
          <draw:polygon draw:style-name="gr2" draw:layer="layout" svg:width="0.02cm" svg:height="0.011cm" svg:x="0cm" svg:y="0.587cm" svg:viewBox="0 0 21 12" draw:points="21,12 21,0 0,0 0,12">
            <text:p/>
          </draw:polygon>
          <draw:polygon draw:style-name="gr2" draw:layer="layout" svg:width="0.02cm" svg:height="0.83cm" svg:x="0cm" svg:y="0.598cm" svg:viewBox="0 0 21 831" draw:points="21,831 21,0 0,0 0,831">
            <text:p/>
          </draw:polygon>
          <draw:polygon draw:style-name="gr2" draw:layer="layout" svg:width="0.02cm" svg:height="0.011cm" svg:x="0cm" svg:y="1.428cm" svg:viewBox="0 0 21 12" draw:points="0,0 0,12 21,12 21,0">
            <text:p/>
          </draw:polygon>
          <draw:polygon draw:style-name="gr2" draw:layer="layout" svg:width="0.02cm" svg:height="0.011cm" svg:x="3.38cm" svg:y="0.587cm" svg:viewBox="0 0 21 12" draw:points="21,12 21,0 0,0 0,12">
            <text:p/>
          </draw:polygon>
          <draw:polygon draw:style-name="gr2" draw:layer="layout" svg:width="0.02cm" svg:height="0.83cm" svg:x="3.38cm" svg:y="0.598cm" svg:viewBox="0 0 21 831" draw:points="21,831 21,0 0,0 0,831">
            <text:p/>
          </draw:polygon>
          <draw:polygon draw:style-name="gr2" draw:layer="layout" svg:width="0.02cm" svg:height="0.011cm" svg:x="3.38cm" svg:y="1.428cm" svg:viewBox="0 0 21 12" draw:points="0,0 0,12 21,12 21,0">
            <text:p/>
          </draw:polygon>
          <draw:polygon draw:style-name="gr5" draw:layer="layout" svg:width="0.614cm" svg:height="0.186cm" svg:x="1.393cm" svg:y="1.695cm" svg:viewBox="0 0 615 187" draw:points="307,187 323,187 339,187 354,185 369,185 384,184 399,183 413,181 427,180 440,178 453,176 467,173 478,171 491,169 503,165 514,162 524,160 534,156 544,152 553,149 562,146 570,142 577,138 584,134 590,129 596,125 600,121 605,116 608,112 611,107 612,103 614,98 615,93 614,88 612,83 611,79 608,74 605,70 600,66 596,61 590,57 584,53 577,48 570,45 562,41 553,37 544,34 534,30 524,27 514,24 503,21 491,18 478,15 467,13 453,11 440,8 427,7 413,6 399,3 384,2 369,1 354,1 339,0 323,0 307,0 291,0 275,0 260,1 245,1 230,2 215,3 201,6 187,7 174,8 161,11 148,13 134,15 123,18 111,21 100,24 90,27 79,30 70,34 61,37 52,41 44,45 37,48 30,53 24,57 19,61 13,66 9,70 6,74 3,79 2,83 0,88 0,93 0,98 2,103 3,107 6,112 9,116 13,121 19,125 24,129 30,134 37,138 44,142 52,146 61,149 70,152 79,156 90,160 100,162 111,165 123,169 134,171 148,173 161,176 174,178 187,180 201,181 215,183 230,184 245,185 260,185 275,187 291,187">
            <text:p/>
          </draw:polygon>
          <draw:polygon draw:style-name="gr2" draw:layer="layout" svg:width="0.318cm" svg:height="0.104cm" svg:x="1.7cm" svg:y="1.788cm" svg:viewBox="0 0 319 105" draw:points="298,0 298,2 298,3 297,4 297,6 296,8 296,9 294,11 294,13 292,15 291,17 289,19 287,21 285,22 283,25 281,26 278,29 275,30 273,31 270,34 266,35 259,40 251,43 243,47 234,50 225,54 215,57 205,59 194,63 182,65 171,68 158,70 145,73 132,75 119,76 105,78 91,79 76,81 61,82 47,83 31,84 16,84 0,84 0,105 16,104 32,104 47,103 62,103 78,102 92,100 107,99 121,97 135,95 149,93 162,91 174,89 187,86 199,83 210,80 221,76 232,73 242,70 251,66 260,62 269,58 276,54 280,52 284,50 286,47 290,45 293,43 296,40 299,38 301,35 304,33 306,30 308,27 311,25 313,22 314,19 316,15 316,13 317,10 318,6 319,3 319,0">
            <text:p/>
          </draw:polygon>
          <draw:polygon draw:style-name="gr2" draw:layer="layout" svg:width="0.318cm" svg:height="0.103cm" svg:x="1.7cm" svg:y="1.684cm" svg:viewBox="0 0 319 104" draw:points="0,20 16,20 31,22 47,22 61,23 76,24 91,24 105,26 119,28 132,29 145,32 158,34 171,36 182,39 194,42 205,45 215,48 225,51 234,55 243,57 251,61 259,64 266,68 270,70 273,72 275,74 278,76 281,78 283,80 285,81 287,84 289,85 291,88 292,89 294,90 294,93 296,94 296,96 297,98 297,99 298,101 298,103 298,104 319,104 319,101 318,97 317,94 316,90 316,88 314,85 313,82 311,79 308,77 306,74 304,71 301,68 299,66 296,64 293,61 290,59 286,57 284,55 280,52 276,50 269,46 260,42 251,38 242,35 232,31 221,28 210,24 199,22 187,19 174,16 162,14 149,11 135,8 121,7 107,5 92,4 78,3 62,2 47,1 32,1 16,0 0,0">
            <text:p/>
          </draw:polygon>
          <draw:polygon draw:style-name="gr2" draw:layer="layout" svg:width="0.317cm" svg:height="0.103cm" svg:x="1.383cm" svg:y="1.684cm" svg:viewBox="0 0 318 104" draw:points="20,104 20,103 21,101 21,99 21,98 22,96 23,94 23,93 25,90 26,89 28,88 30,85 32,84 33,81 36,80 38,78 40,76 43,74 46,72 49,70 53,68 60,64 67,61 75,57 84,55 94,51 103,48 114,45 124,42 136,39 148,36 160,34 173,32 186,29 199,28 213,26 228,24 242,24 256,23 271,22 287,22 302,20 318,20 318,0 302,0 286,1 270,1 255,2 240,3 225,4 211,5 197,7 183,8 170,11 157,14 144,16 132,19 120,22 108,24 98,28 87,31 77,35 67,38 58,42 50,46 42,50 38,52 35,55 32,57 28,59 25,61 22,64 20,66 17,68 15,71 12,74 10,77 8,79 6,82 4,85 3,88 2,90 0,94 0,97 0,101 0,104">
            <text:p/>
          </draw:polygon>
          <draw:polygon draw:style-name="gr2" draw:layer="layout" svg:width="0.317cm" svg:height="0.104cm" svg:x="1.383cm" svg:y="1.788cm" svg:viewBox="0 0 318 105" draw:points="318,84 302,84 287,84 271,83 256,82 242,81 228,79 213,78 199,76 186,75 173,73 160,70 148,68 136,65 124,63 114,59 103,57 94,54 84,50 75,47 67,43 60,40 53,35 49,34 46,31 43,30 40,29 38,26 36,25 33,22 32,21 30,19 28,17 26,15 25,13 23,11 23,9 22,8 21,6 21,4 21,3 20,2 20,0 0,0 0,3 0,6 0,10 2,13 3,15 4,19 6,22 8,25 10,27 12,30 15,33 17,35 20,38 22,40 25,43 28,45 32,47 35,50 38,52 42,54 50,58 58,62 67,66 77,70 87,73 98,76 108,80 120,83 132,86 144,89 157,91 170,93 183,95 197,97 211,99 225,100 240,102 255,103 270,103 286,104 302,104 318,105">
            <text:p/>
          </draw:polygon>
          <draw:polygon draw:style-name="gr5" draw:layer="layout" svg:width="0.614cm" svg:height="0.478cm" svg:x="1.393cm" svg:y="1.357cm" svg:viewBox="0 0 615 479" draw:points="615,0 614,4 612,9 611,14 608,19 605,23 600,27 596,31 590,36 584,40 577,44 570,48 562,52 553,56 544,59 534,62 524,65 514,69 503,72 491,74 478,77 467,79 453,82 440,84 427,85 413,87 399,89 384,90 369,92 354,92 339,93 323,93 307,93 291,93 275,93 260,92 245,92 230,90 215,89 201,87 187,85 174,84 161,82 148,79 134,77 123,74 111,72 100,69 90,65 79,62 70,59 61,56 52,52 44,48 37,44 30,40 24,36 19,31 13,27 9,23 6,19 3,14 2,9 0,4 0,0 0,385 0,390 2,395 3,400 6,404 9,409 13,413 19,418 24,422 30,426 37,430 44,434 52,438 61,441 70,445 79,448 90,452 100,455 111,457 123,461 134,463 148,465 161,468 174,470 187,472 201,473 215,475 230,476 245,477 260,478 275,479 291,479 307,479 323,479 339,479 354,478 369,477 384,476 399,475 413,473 427,472 440,470 453,468 467,465 478,463 491,461 503,457 514,455 524,452 534,448 544,445 553,441 562,438 570,434 577,430 584,426 590,422 596,418 600,413 605,409 608,404 611,400 612,395 614,390 615,385">
            <text:p/>
          </draw:polygon>
          <draw:polygon draw:style-name="gr2" draw:layer="layout" svg:width="0.318cm" svg:height="0.103cm" svg:x="1.7cm" svg:y="1.357cm" svg:viewBox="0 0 319 104" draw:points="0,104 16,104 32,104 47,103 62,101 78,101 92,100 107,99 121,96 135,95 149,92 162,90 174,88 187,85 199,82 210,79 221,76 232,72 242,69 251,65 260,61 269,58 276,54 280,51 284,49 286,47 290,45 293,42 296,40 299,37 301,35 304,33 306,30 308,27 311,24 313,22 314,19 316,16 316,13 317,9 318,6 319,3 319,0 298,0 298,2 298,3 297,4 297,6 296,7 296,9 294,11 294,13 292,14 291,16 289,18 287,19 285,22 283,24 281,26 278,28 275,30 273,31 270,33 266,35 259,39 251,43 243,46 234,50 225,53 215,56 205,59 194,63 182,64 171,67 158,70 145,72 132,74 119,76 105,77 91,79 76,80 61,81 47,82 31,82 16,83 0,83">
            <text:p/>
          </draw:polygon>
          <draw:polygon draw:style-name="gr2" draw:layer="layout" svg:width="0.317cm" svg:height="0.103cm" svg:x="1.383cm" svg:y="1.357cm" svg:viewBox="0 0 318 104" draw:points="20,0 0,0 0,3 0,6 0,9 2,13 3,16 4,19 6,22 8,24 10,27 12,30 15,33 17,35 20,37 22,40 25,42 28,45 32,47 35,49 38,51 42,54 50,58 58,61 67,65 77,69 87,72 98,76 108,79 120,82 132,85 144,88 157,90 170,92 183,95 197,96 211,99 225,100 240,101 255,101 270,103 286,104 302,104 318,104 318,83 302,83 287,82 271,82 256,81 242,80 228,79 213,77 199,76 186,74 173,72 160,70 148,67 136,64 124,63 114,59 103,56 94,53 84,50 75,46 67,43 60,39 53,35 49,33 46,31 43,30 40,28 38,26 36,24 33,22 32,19 30,18 28,16 26,14 25,13 23,11 23,9 22,7 21,6 21,4 21,3 20,2 20,0 0,0 20,0 10,0 0,0">
            <text:p/>
          </draw:polygon>
          <draw:polygon draw:style-name="gr2" draw:layer="layout" svg:width="0.021cm" svg:height="0.384cm" svg:x="1.383cm" svg:y="1.357cm" svg:viewBox="0 0 22 385" draw:points="0,385 22,385 22,0 0,0 0,385 22,385">
            <text:p/>
          </draw:polygon>
          <draw:polygon draw:style-name="gr2" draw:layer="layout" svg:width="0.317cm" svg:height="0.104cm" svg:x="1.383cm" svg:y="1.742cm" svg:viewBox="0 0 318 105" draw:points="318,84 302,84 287,84 271,83 256,82 242,81 228,79 213,78 199,76 186,75 173,72 160,71 148,68 136,66 124,63 114,60 103,57 94,53 84,50 75,47 67,43 60,39 53,35 49,34 46,32 43,30 40,29 38,26 36,25 33,22 32,21 30,19 28,16 26,15 25,13 23,11 23,9 22,8 21,6 21,4 21,3 20,2 20,0 0,0 0,3 0,6 0,9 2,13 3,16 4,19 6,22 8,25 10,27 12,30 15,33 17,35 20,38 22,40 25,43 28,45 32,47 35,50 38,52 42,54 50,58 58,62 67,66 77,70 87,73 98,76 108,80 120,83 132,86 144,88 157,91 170,93 183,95 197,97 211,99 225,100 240,102 255,103 270,104 286,104 302,104 318,105">
            <text:p/>
          </draw:polygon>
          <draw:polygon draw:style-name="gr2" draw:layer="layout" svg:width="0.318cm" svg:height="0.104cm" svg:x="1.7cm" svg:y="1.742cm" svg:viewBox="0 0 319 105" draw:points="298,0 298,2 298,3 297,4 297,6 296,8 296,9 294,11 294,13 292,15 291,16 289,19 287,21 285,22 283,25 281,26 278,29 275,30 273,32 270,34 266,35 259,39 251,43 243,47 234,50 225,53 215,57 205,60 194,63 182,66 171,68 158,71 145,72 132,75 119,76 105,78 91,79 76,81 61,82 47,83 31,84 16,84 0,84 0,105 16,104 32,104 47,104 62,103 78,102 92,100 107,99 121,97 135,95 149,93 162,91 174,88 187,86 199,83 210,80 221,76 232,73 242,70 251,66 260,62 269,58 276,54 280,52 284,50 286,47 290,45 293,43 296,40 299,38 301,35 304,33 306,30 308,27 311,25 313,22 314,19 316,16 316,13 317,9 318,6 319,3 319,0">
            <text:p/>
          </draw:polygon>
          <draw:polygon draw:style-name="gr2" draw:layer="layout" svg:width="0.021cm" svg:height="0.384cm" svg:x="1.997cm" svg:y="1.357cm" svg:viewBox="0 0 22 385" draw:points="0,0 0,385 22,385 22,0 0,0 22,0 11,0">
            <text:p/>
          </draw:polygon>
          <draw:polygon draw:style-name="gr5" draw:layer="layout" svg:width="0.614cm" svg:height="0.186cm" svg:x="1.393cm" svg:y="1.265cm" svg:viewBox="0 0 615 187" draw:points="307,187 323,187 339,187 354,185 369,185 384,184 398,183 413,181 427,179 441,178 453,176 466,173 479,171 491,168 503,165 514,162 524,159 535,156 544,152 554,149 562,146 570,141 578,137 584,134 590,129 595,125 601,121 605,116 608,112 610,107 613,103 615,98 615,93 615,89 613,83 610,79 608,74 605,70 601,66 595,61 590,57 584,52 578,48 570,44 562,41 554,37 544,34 535,30 524,27 514,24 503,20 491,17 479,15 466,13 453,11 441,8 427,6 413,6 398,3 384,2 369,1 354,1 339,0 323,0 307,0 291,0 275,0 260,1 245,1 230,2 215,3 202,6 187,6 173,8 161,11 147,13 135,15 123,17 111,20 100,24 90,27 80,30 70,34 61,37 52,41 44,44 37,48 30,52 23,57 18,61 13,66 10,70 6,74 3,79 1,83 0,89 0,93 0,98 1,103 3,107 6,112 10,116 13,121 18,125 23,129 30,134 37,137 44,141 52,146 61,149 70,152 80,156 90,159 100,162 111,165 123,168 135,171 147,173 161,176 173,178 187,179 202,181 215,183 230,184 245,185 260,185 275,187 291,187">
            <text:p/>
          </draw:polygon>
          <draw:polygon draw:style-name="gr2" draw:layer="layout" svg:width="0.318cm" svg:height="0.103cm" svg:x="1.7cm" svg:y="1.357cm" svg:viewBox="0 0 319 104" draw:points="298,0 298,2 297,3 297,4 297,6 296,7 296,9 294,11 293,13 292,14 290,16 289,18 286,19 285,22 283,24 280,26 278,28 275,30 272,31 269,33 266,35 258,39 251,43 243,46 234,50 225,53 215,56 204,59 193,63 182,64 170,67 158,70 144,72 131,74 118,76 105,77 90,79 76,80 62,81 46,82 31,82 16,83 0,83 0,104 16,104 32,104 47,103 63,101 78,101 92,100 106,99 121,96 135,95 148,92 161,90 174,88 187,85 198,82 210,79 220,76 231,72 241,69 251,65 259,61 268,58 275,54 280,51 283,49 286,47 290,45 293,42 296,40 299,37 301,35 304,33 306,30 308,27 310,24 312,22 314,19 314,16 316,13 317,9 318,6 319,3 319,0">
            <text:p/>
          </draw:polygon>
          <draw:polygon draw:style-name="gr2" draw:layer="layout" svg:width="0.318cm" svg:height="0.104cm" svg:x="1.7cm" svg:y="1.254cm" svg:viewBox="0 0 319 105" draw:points="0,21 16,21 31,21 46,22 62,23 76,25 90,25 105,26 118,29 131,30 144,31 158,34 170,36 182,39 193,42 204,45 215,47 225,52 234,54 243,58 251,62 258,65 266,68 272,73 278,77 280,78 283,80 285,82 286,84 288,86 290,87 292,90 293,91 294,93 296,95 296,97 297,98 297,100 297,102 298,103 298,105 319,105 319,102 318,98 317,95 316,91 314,89 314,86 312,83 310,80 308,77 306,75 304,72 301,69 299,67 296,63 293,62 290,59 283,55 275,51 268,47 259,43 251,38 241,35 231,31 220,27 210,25 198,22 187,19 174,17 161,14 148,12 135,9 121,7 106,6 92,4 78,3 63,2 47,1 32,0 16,0 0,0">
            <text:p/>
          </draw:polygon>
          <draw:polygon draw:style-name="gr2" draw:layer="layout" svg:width="0.317cm" svg:height="0.104cm" svg:x="1.383cm" svg:y="1.254cm" svg:viewBox="0 0 318 105" draw:points="20,105 20,103 20,102 21,100 21,98 22,96 23,95 23,94 24,91 26,90 27,87 29,86 31,84 33,82 35,80 37,78 40,76 43,75 45,73 48,71 52,68 58,65 66,62 75,58 84,54 93,52 103,47 114,45 124,42 136,39 147,36 160,34 173,31 186,30 199,29 213,26 227,25 241,25 257,23 272,22 287,21 302,21 318,21 318,0 302,0 286,0 271,1 255,2 240,3 226,4 211,6 196,7 183,9 169,12 156,14 144,17 131,19 119,22 107,25 97,27 86,31 76,35 67,38 58,43 49,47 42,51 38,53 34,55 32,58 28,59 25,62 22,63 19,67 17,69 13,72 11,75 10,77 7,80 5,83 4,86 3,89 2,91 0,95 0,98 0,102 0,105">
            <text:p/>
          </draw:polygon>
          <draw:polygon draw:style-name="gr2" draw:layer="layout" svg:width="0.317cm" svg:height="0.103cm" svg:x="1.383cm" svg:y="1.357cm" svg:viewBox="0 0 318 104" draw:points="318,83 302,83 287,82 272,82 257,81 241,80 227,79 213,77 199,76 186,74 173,72 160,70 147,67 136,64 124,63 114,59 103,56 93,53 84,50 75,46 66,43 58,39 52,35 48,33 45,31 43,30 40,28 37,26 35,24 33,22 31,19 29,18 27,16 26,14 24,13 23,11 23,9 22,7 21,6 21,4 20,3 20,2 20,0 0,0 0,3 0,6 0,9 2,13 3,16 4,19 5,22 7,24 10,27 11,30 13,33 17,35 19,37 22,40 25,42 28,45 32,47 34,49 38,51 42,54 49,58 58,61 67,65 76,69 86,72 97,76 107,79 119,82 131,85 144,88 156,90 169,92 183,95 196,96 211,99 226,100 240,101 255,101 271,103 286,104 302,104 318,104">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Storage Router</dc:title>
    <meta:creation-date>2011-02-07T16:33:35</meta:creation-date>
    <meta:editing-duration>P0D</meta:editing-duration>
    <meta:editing-cycles>1</meta:editing-cycles>
    <meta:document-statistic meta:object-count="43"/>
    <meta:generator>OpenOffice.org/3.3$Linux OpenOffice.org_project/330m20$Build-9567</meta:generator>
  </office:meta>
</office:document-meta>
</file>